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MappingIntrospectorTests.detectHandlerMappingsOrde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estConfig.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athPatternParser.getParsed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appingIntrospectorTests.getCorsConfigurationPreFl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onfig.rout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andlerMapping.getHandl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appingIntrospectorTests.getMatchableWhereHandlerMappingDoesNotImplementMatchable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MappingIntrospectorTests.getMatchable( boolean usePathPatter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estPathPatternParser.parse( String path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fig.test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appingIntrospectorTests.getCorsConfiguration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ndlerMappingIntrospectorTests.getMatchablePreservesReques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ndlerMappingIntrospectorTests.initIntrospector( Web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fig.routerFunctio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rMappingIntrospectorTests.detectHandlerMapp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